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ListParagraph" style:list-style-name="LFO1" style:family="paragraph">
      <style:text-properties fo:font-weight="bold" style:font-weight-asian="bold" fo:font-size="14pt" style:font-size-asian="14pt"/>
    </style:style>
    <style:style style:name="P3" style:parent-style-name="ListParagraph" style:family="paragraph">
      <style:text-properties fo:font-size="14pt" style:font-size-asian="14pt" style:font-size-complex="9.5pt"/>
    </style:style>
    <style:style style:name="P4" style:parent-style-name="ListParagraph" style:list-style-name="LFO1" style:family="paragraph">
      <style:text-properties fo:font-weight="bold" style:font-weight-asian="bold" fo:font-size="14pt" style:font-size-asian="14pt"/>
    </style:style>
    <style:style style:name="T5" style:parent-style-name="DefaultParagraphFont" style:family="text">
      <style:text-properties fo:font-size="14pt" style:font-size-asian="14pt" style:font-size-complex="9.5pt"/>
    </style:style>
    <style:style style:name="T6" style:parent-style-name="DefaultParagraphFont" style:family="text">
      <style:text-properties fo:font-size="14pt" style:font-size-asian="14pt" style:font-size-complex="9.5pt"/>
    </style:style>
    <style:style style:name="T7" style:parent-style-name="DefaultParagraphFont" style:family="text">
      <style:text-properties fo:font-size="14pt" style:font-size-asian="14pt" style:font-size-complex="9.5pt"/>
    </style:style>
    <style:style style:name="T8" style:parent-style-name="DefaultParagraphFont" style:family="text">
      <style:text-properties fo:font-size="14pt" style:font-size-asian="14pt" style:font-size-complex="9.5pt"/>
    </style:style>
    <style:style style:name="P9" style:parent-style-name="ListParagraph" style:list-style-name="LFO1" style:family="paragraph">
      <style:text-properties fo:font-weight="bold" style:font-weight-asian="bold" fo:font-size="14pt" style:font-size-asian="14pt"/>
    </style:style>
    <style:style style:name="P10" style:parent-style-name="ListParagraph" style:family="paragraph">
      <style:text-properties fo:font-size="14pt" style:font-size-asian="14pt" style:font-size-complex="9.5pt"/>
    </style:style>
    <style:style style:name="P11" style:parent-style-name="ListParagraph" style:list-style-name="LFO1" style:family="paragraph">
      <style:text-properties fo:font-weight="bold" style:font-weight-asian="bold" fo:font-size="14pt" style:font-size-asian="14pt"/>
    </style:style>
    <style:style style:name="P12" style:parent-style-name="ListParagraph" style:family="paragraph">
      <style:text-properties fo:font-size="14pt" style:font-size-asian="14pt" style:font-size-complex="9.5pt"/>
    </style:style>
    <style:style style:name="P13" style:parent-style-name="ListParagraph" style:list-style-name="LFO1" style:family="paragraph">
      <style:text-properties fo:font-weight="bold" style:font-weight-asian="bold" fo:font-size="14pt" style:font-size-asian="14pt"/>
    </style:style>
    <style:style style:name="P14" style:parent-style-name="ListParagraph" style:family="paragraph">
      <style:text-properties fo:font-size="14pt" style:font-size-asian="14pt" style:font-size-complex="9.5pt"/>
    </style:style>
    <style:style style:name="P15" style:parent-style-name="ListParagraph" style:list-style-name="LFO1" style:family="paragraph">
      <style:text-properties fo:font-weight="bold" style:font-weight-asian="bold" fo:font-size="14pt" style:font-size-asian="14pt"/>
    </style:style>
    <style:style style:name="P16" style:parent-style-name="ListParagraph" style:family="paragraph">
      <style:text-properties fo:font-size="14pt" style:font-size-asian="14pt" style:font-size-complex="9.5pt"/>
    </style:style>
    <style:style style:name="P17" style:parent-style-name="ListParagraph" style:list-style-name="LFO1" style:family="paragraph">
      <style:text-properties fo:font-weight="bold" style:font-weight-asian="bold" fo:font-size="14pt" style:font-size-asian="14pt"/>
    </style:style>
    <style:style style:name="T18" style:parent-style-name="DefaultParagraphFont" style:family="text">
      <style:text-properties fo:font-size="14pt" style:font-size-asian="14pt" style:font-size-complex="9.5pt"/>
    </style:style>
    <style:style style:name="T19" style:parent-style-name="DefaultParagraphFont" style:family="text">
      <style:text-properties fo:font-size="14pt" style:font-size-asian="14pt" style:font-size-complex="9.5pt"/>
    </style:style>
    <style:style style:name="T20" style:parent-style-name="DefaultParagraphFont" style:family="text">
      <style:text-properties fo:font-size="14pt" style:font-size-asian="14pt" style:font-size-complex="9.5pt"/>
    </style:style>
    <style:style style:name="T21" style:parent-style-name="DefaultParagraphFont" style:family="text">
      <style:text-properties fo:font-size="14pt" style:font-size-asian="14pt" style:font-size-complex="9.5pt"/>
    </style:style>
  </office:automatic-styles>
  <office:body>
    <office:text text:use-soft-page-breaks="true">
      <text:p text:style-name="P1">INTERVIEW SCRIPT</text:p>
      <text:list text:style-name="LFO1" text:continue-numbering="true">
        <text:list-item>
          <text:p text:style-name="P2">What was the embryonic idea for ‘Jump Man’? What inspired you?</text:p>
        </text:list-item>
      </text:list>
      <text:p text:style-name="P3">“Jump Man kind of came out of no-where. I was thinking of making a game in a discussion with my brother<text:s/>and we thought, what’s the craziest game we can make on the shortest time frame? So, we started getting ideas for types of games that we could have and broke it down to the simplest sarcastic answer of what a game could be- a man who just literally wants to jump- hence Jump Man was born. Originally we had some more ideas in terms of mechanics but we settled on a basic jumping game in the end.”</text:p>
      <text:list text:style-name="LFO1" text:continue-numbering="true">
        <text:list-item>
          <text:p text:style-name="P4">What things do you need to consider when getting the idea for a game?</text:p>
        </text:list-item>
      </text:list>
      <text:p text:style-name="ListParagraph"><text:span text:style-name="T5">“There’s a lot of things you need to think ab</text:span><text:span text:style-name="T6">out from the art style all the way to the mechanics your using, how you’re going to deploy the game. How are you going to do updates? Are you going to do updates? How you’re advertising the game. Lots of people only think about what the game does and go no</text:span><text:span text:style-name="T7"><text:s/>further but a big part of it is all the surrounding ‘stuff’ which is often significantly more boring than the actual planning of the game. I think one of the most important things is restricting your scope and making a very basic game and then afterwards<text:s/></text:span><text:span text:style-name="T8">adding things to that.</text:span></text:p>
      <text:list text:style-name="LFO1" text:continue-numbering="true">
        <text:list-item>
          <text:p text:style-name="P9">Do you enjoy working as a programmer, is it like what you expected?</text:p>
        </text:list-item>
      </text:list>
      <text:p text:style-name="P10">“When I started programming I had no idea as to what it would be like, but it’s turned out to be something I really love. I think there is definitely a lot of enjoyment coming out of building something out of nothing- that is what coding is in its most basic form. It’s definitely significantly different from what I expected, especially how different it is from the movies and TV programs. It is really enjoyable”</text:p>
      <text:list text:style-name="LFO1" text:continue-numbering="true">
        <text:list-item>
          <text:p text:style-name="P11">Why did you choose to go into this type of work in the first place?</text:p>
        </text:list-item>
      </text:list>
      <text:p text:style-name="P12">“I really liked video games, funnily enough given this interview. I thought I could make some games and some cool things, as all I had heard about. It wasn’t until I started programming at university that I realised how much I really liked it. For me the most satisfying part of programming is coming up to a problem and trying to see how to scope this out, and<text:s/><text:soft-page-break/>literally your ‘imagination is the limit’ in programming because your just writing things and making them work from there.</text:p>
      <text:list text:style-name="LFO1" text:continue-numbering="true">
        <text:list-item>
          <text:p text:style-name="P13">What type of games do you most like making/working on?</text:p>
        </text:list-item>
      </text:list>
      <text:p text:style-name="P14">“I quite like simple games. I’m quite into games which are sarcastic or quite cynical about certain things. Trying to make interesting twists on common stereotypes in<text:s/>games. I think jump man is probably one of the best examples of that: it is at heart a very simple jumping game but almost reduced to being too simplistic. I tried to use fun mechanics with simple easy graphics, partially because my artwork is not that great, but also because it is quite appealing and easy to sell.”</text:p>
      <text:list text:style-name="LFO1" text:continue-numbering="true">
        <text:list-item>
          <text:p text:style-name="P15">What games do you personally play a lot of? On mobile and console/PC.</text:p>
        </text:list-item>
      </text:list>
      <text:p text:style-name="P16">“I don’t play many mobile games, I do however have a computer at home, a PC, as well as a Nintendo Switch. I mostly only play multiplayer games though. I used to play a fair amount of strategy games like League of Legends or Overwatch. Although I kind of moved away as I have had less time due to working, so only playing ‘Couch multiplayer’ games with my friends, which I find is a good use of time than online.”</text:p>
      <text:list text:style-name="LFO1" text:continue-numbering="true">
        <text:list-item>
          <text:p text:style-name="P17">What advice would you give to someone considering the world of coding?</text:p>
        </text:list-item>
      </text:list>
      <text:p text:style-name="ListParagraph"><text:span text:style-name="T18">“I think coding seems quite daunting when you first start, when you first pick up your first language. You can get scared of the whole scope of it, I<text:s/></text:span><text:span text:style-name="T19">think one of the big things is don’t be afraid to try things or make crap things. Everyone starts off by building things that are a hunk of junk. The trick is the second time you build that hunk of junk it’s slightly better. So by the time you try for the<text:s/></text:span><text:span text:style-name="T20">tenth time or the hundredth time, it starts to look quite impressive. Once you get fluent in languages, you no longer start worrying about the tooling or the language functions, so you’re literally just putting your ideas on to paper and turning it into th</text:span><text:span text:style-name="T21">ings. I think the biggest problem is that people can just quit too ear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23T17:49:00Z</meta:creation-date>
    <dc:date>2017-06-25T14:17:00Z</dc:date>
    <meta:template xlink:href="Normal" xlink:type="simple"/>
    <meta:editing-cycles>13</meta:editing-cycles>
    <meta:editing-duration>PT85140S</meta:editing-duration>
    <meta:document-statistic meta:page-count="2" meta:paragraph-count="8" meta:word-count="611" meta:character-count="4091" meta:row-count="29" meta:non-whitespace-character-count="3488"/>
  </office:meta>
</office:document-meta>
</file>